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0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wrap-option="wrap" fo:border-left="none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4.48mm" svg:height="29.47mm" svg:x="23.38mm" svg:y="39.82mm">
            <draw:object draw:notify-on-update-of-ranges="Sheet1.A3:Sheet1.A3 Sheet1.B3:Sheet1.F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4.48mm" svg:height="29.47mm" svg:x="268.42mm" svg:y="39.84mm">
            <draw:object draw:notify-on-update-of-ranges="Sheet1.A3:Sheet1.A3 Sheet1.K3:Sheet1.O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7.53mm" svg:height="29.47mm" svg:x="158.97mm" svg:y="39.83mm">
            <draw:object draw:notify-on-update-of-ranges="Sheet1.A3:Sheet1.A3 Sheet1.G3:Sheet1.J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column table:style-name="co1" table:number-columns-repeated="1009" table:default-cell-style-name="Default"/>
        <table:table-row table:style-name="ro1">
          <table:table-cell/>
          <table:table-cell table:style-name="ce3" office:value-type="string" calcext:value-type="string" table:number-columns-spanned="5" table:number-rows-spanned="1">
            <text:p>Ce que vous avez appris ?</text:p>
          </table:table-cell>
          <table:covered-table-cell table:number-columns-repeated="4"/>
          <table:table-cell table:style-name="ce3" office:value-type="string" calcext:value-type="string" table:number-columns-spanned="4" table:number-rows-spanned="1">
            <text:p>Clarté de l’exposé</text:p>
          </table:table-cell>
          <table:covered-table-cell table:number-columns-repeated="3"/>
          <table:table-cell table:style-name="ce3" office:value-type="string" calcext:value-type="string" table:number-columns-spanned="5" table:number-rows-spanned="1">
            <text:p>Utilité de l’exposé (pour vous ou pour l’équipe)</text:p>
          </table:table-cell>
          <table:covered-table-cell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4" office:value-type="string" calcext:value-type="string">
            <text:p>Rien</text:p>
          </table:table-cell>
          <table:table-cell table:style-name="ce4" office:value-type="string" calcext:value-type="string">
            <text:p>Quelques trucs</text:p>
          </table:table-cell>
          <table:table-cell table:style-name="ce4" office:value-type="string" calcext:value-type="string">
            <text:p>J’avais déjà entendu parler de tout ça, mais je ne maîtrise pas trop encore</text:p>
          </table:table-cell>
          <table:table-cell table:style-name="ce4" office:value-type="string" calcext:value-type="string">
            <text:p>Bonne révision de trucs un peu oubliés (et pas assez mis en pratique dans mon quotidien de programmeur(se))</text:p>
          </table:table-cell>
          <table:table-cell table:style-name="ce5" office:value-type="string" calcext:value-type="string">
            <text:p>Beaucoup</text:p>
          </table:table-cell>
          <table:table-cell table:style-name="ce4" office:value-type="string" calcext:value-type="string">
            <text:p>Rien compris</text:p>
          </table:table-cell>
          <table:table-cell table:style-name="ce4" office:value-type="string" calcext:value-type="string">
            <text:p>Je vois mais c’est un peu flou</text:p>
          </table:table-cell>
          <table:table-cell table:style-name="ce4" office:value-type="string" calcext:value-type="string">
            <text:p>A peu près tout compris</text:p>
          </table:table-cell>
          <table:table-cell table:style-name="ce5" office:value-type="string" calcext:value-type="string">
            <text:p>Très clair</text:p>
          </table:table-cell>
          <table:table-cell table:style-name="ce4" office:value-type="string" calcext:value-type="string">
            <text:p>Pas utile</text:p>
          </table:table-cell>
          <table:table-cell table:style-name="ce4" office:value-type="string" calcext:value-type="string">
            <text:p>Un peu utile</text:p>
          </table:table-cell>
          <table:table-cell table:style-name="ce4" office:value-type="string" calcext:value-type="string">
            <text:p>Utile</text:p>
          </table:table-cell>
          <table:table-cell table:style-name="ce4" office:value-type="string" calcext:value-type="string">
            <text:p>Vraiment utile</text:p>
          </table:table-cell>
          <table:table-cell table:style-name="ce4" office:value-type="string" calcext:value-type="string">
            <text:p>On verra bien à l’usage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Lesson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21:28:17.673634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19-10-24T22:02:37.492173325</dc:date>
    <meta:editing-duration>PT3M19S</meta:editing-duration>
    <meta:editing-cycles>2</meta:editing-cycles>
    <meta:document-statistic meta:table-count="1" meta:cell-count="3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49cm" svg:height="2.948cm" xlink:href=".." xlink:type="simple" chart:class="chart:bar" chart:style-name="ch1">
        <chart:legend chart:legend-position="end" svg:x="11.292cm" svg:y="1.175cm" style:legend-expansion="high" chart:style-name="ch2"/>
        <chart:plot-area chart:style-name="ch3" table:cell-range-address="Sheet1.A3:Sheet1.F3" chart:data-source-has-labels="column" svg:x="0.268cm" svg:y="0.058cm" svg:width="10.756cm" svg:height="2.832cm">
          <chartooo:coordinate-region svg:x="0.704cm" svg:y="0.258cm" svg:width="10.32cm" svg:height="1.9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F3" chart:label-cell-address="Sheet1.A3:Sheet1.A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esson 1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F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49cm" svg:height="2.948cm" xlink:href=".." xlink:type="simple" chart:class="chart:bar" chart:style-name="ch1">
        <chart:legend chart:legend-position="end" svg:x="11.292cm" svg:y="1.175cm" style:legend-expansion="high" chart:style-name="ch2"/>
        <chart:plot-area chart:style-name="ch3" table:cell-range-address="Sheet1.A3:Sheet1.A3 Sheet1.K3:Sheet1.O3" chart:data-source-has-labels="column" svg:x="0.268cm" svg:y="0.058cm" svg:width="10.756cm" svg:height="2.832cm">
          <chartooo:coordinate-region svg:x="0.704cm" svg:y="0.258cm" svg:width="10.32cm" svg:height="1.9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3:Sheet1.O3" chart:label-cell-address="Sheet1.A3:Sheet1.A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esson 1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K3:Sheet1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54cm" svg:height="2.948cm" xlink:href=".." xlink:type="simple" chart:class="chart:bar" chart:style-name="ch1">
        <chart:legend chart:legend-position="end" svg:x="8.597cm" svg:y="1.175cm" style:legend-expansion="high" chart:style-name="ch2"/>
        <chart:plot-area chart:style-name="ch3" table:cell-range-address="Sheet1.A3:Sheet1.A3 Sheet1.G3:Sheet1.J3" chart:data-source-has-labels="column" svg:x="0.215cm" svg:y="0.058cm" svg:width="8.167cm" svg:height="2.832cm">
          <chartooo:coordinate-region svg:x="0.651cm" svg:y="0.258cm" svg:width="7.731cm" svg:height="1.9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3:Sheet1.J3" chart:label-cell-address="Sheet1.A3:Sheet1.A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esson 1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G3:Sheet1.J3</svg:desc>
                </draw:g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